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0.496cm" style:rel-column-width="281*"/>
    </style:style>
    <style:style style:name="Table4.B" style:family="table-column">
      <style:table-column-properties style:column-width="5.001cm" style:rel-column-width="2835*"/>
    </style:style>
    <style:style style:name="Table4.C" style:family="table-column">
      <style:table-column-properties style:column-width="11.504cm" style:rel-column-width="6522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1618d"/>
    </style:style>
    <style:style style:name="P2" style:family="paragraph" style:parent-style-name="Text_20_body">
      <style:text-properties fo:language="en" fo:country="US" fo:font-weight="normal" officeooo:rsid="0001618d" officeooo:paragraph-rsid="0001618d" style:font-weight-asian="normal" style:font-weight-complex="normal"/>
    </style:style>
    <style:style style:name="P3" style:family="paragraph" style:parent-style-name="Text_20_body">
      <style:text-properties fo:language="en" fo:country="US" fo:font-weight="bold" officeooo:rsid="0001618d" officeooo:paragraph-rsid="0001618d" style:font-weight-asian="bold" style:font-weight-complex="bold"/>
    </style:style>
    <style:style style:name="P4" style:family="paragraph" style:parent-style-name="Text_20_body">
      <style:text-properties fo:color="#000000" style:font-name="Courier New" fo:font-size="10pt" fo:language="en" fo:country="GB" officeooo:rsid="0001618d" officeooo:paragraph-rsid="00020584" style:letter-kerning="false" style:font-name-asian="Times New Roman" style:font-size-asian="10pt" style:language-asian="sv" style:country-asian="SE" style:font-name-complex="Courier New" style:font-size-complex="10pt" style:language-complex="ar" style:country-complex="SA"/>
    </style:style>
    <style:style style:name="P5" style:family="paragraph" style:parent-style-name="Heading_20_1">
      <style:text-properties fo:language="en" fo:country="US" officeooo:rsid="0000a87d" officeooo:paragraph-rsid="0000a87d"/>
    </style:style>
    <style:style style:name="P6" style:family="paragraph" style:parent-style-name="Heading_20_2">
      <style:text-properties officeooo:rsid="0001618d" officeooo:paragraph-rsid="0001618d"/>
    </style:style>
    <style:style style:name="P7" style:family="paragraph" style:parent-style-name="Table_20_Contents">
      <style:text-properties fo:language="en" fo:country="GB" officeooo:rsid="00446777" officeooo:paragraph-rsid="00020584"/>
    </style:style>
    <style:style style:name="P8" style:family="paragraph" style:parent-style-name="Table_20_Contents">
      <style:text-properties fo:language="en" fo:country="GB" officeooo:paragraph-rsid="00020584"/>
    </style:style>
    <style:style style:name="P9" style:family="paragraph" style:parent-style-name="Table_20_Contents">
      <style:text-properties fo:language="en" fo:country="GB" fo:font-weight="bold" officeooo:rsid="00446777" officeooo:paragraph-rsid="0002058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 fo:font-weight="bold" officeooo:rsid="0001618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normal" officeooo:rsid="0001618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Use Case: Pause</text:h>
      <text:p text:style-name="P2"/>
      <text:p text:style-name="P3">Summary:<text:span text:style-name="T1"> This happens when the user press the Pause button when he is in the game.</text:span></text:p>
      <text:p text:style-name="P3">Priority:<text:span text:style-name="T1"> Low</text:span></text:p>
      <text:p text:style-name="P3">Extends: <text:span text:style-name="T1">-</text:span></text:p>
      <text:p text:style-name="P3">Includes:<text:span text:style-name="T1"> -</text:span></text:p>
      <text:p text:style-name="P1"><text:span text:style-name="T2">Participators:</text:span><text:span text:style-name="T4"> The user</text:span></text:p>
      <text:h text:style-name="P6" text:outline-level="2"><text:span text:style-name="T3">Normal flow of events</text:span></text:h>
      <text:p text:style-name="P1"><text:span text:style-name="T4">This is the only flow of event that's possible for this UC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9">Actor</text:p>
          </table:table-cell>
          <table:table-cell table:style-name="Table4.C1" office:value-type="string">
            <text:p text:style-name="P9">System</text:p>
          </table:table-cell>
        </table:table-row>
        <table:table-row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Pressing Pause button</text:p>
          </table:table-cell>
          <table:table-cell table:style-name="Table4.C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7">2</text:p>
          </table:table-cell>
          <table:table-cell table:style-name="Table4.A2" office:value-type="string">
            <text:p text:style-name="P8"/>
          </table:table-cell>
          <table:table-cell table:style-name="Table4.C2" office:value-type="string">
            <text:p text:style-name="P7">Pausing game logic. Player, bullets and enemies stops moving and shooting.</text:p>
          </table:table-cell>
        </table:table-row>
      </table:table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20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Helsing</meta:initial-creator>
    <meta:creation-date>2015-05-26T17:58:30.521580000</meta:creation-date>
    <dc:date>2015-05-26T18:00:45.698535000</dc:date>
    <dc:creator>Jonathan Helsing</dc:creator>
    <meta:editing-duration>PT2M14S</meta:editing-duration>
    <meta:editing-cycles>3</meta:editing-cycles>
    <meta:generator>LibreOffice/4.3.5.2$MacOSX_x86 LibreOffice_project/3a87456aaa6a95c63eea1c1b3201acedf0751bd5</meta:generator>
    <meta:document-statistic meta:table-count="1" meta:image-count="0" meta:object-count="0" meta:page-count="1" meta:paragraph-count="14" meta:word-count="62" meta:character-count="342" meta:non-whitespace-character-count="294"/>
  </office:meta>
</office:document-meta>
</file>